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5in" svg:height="3.5453in" svg:x="0.378in" svg:y="6.4732in">
            <draw:object draw:notify-on-update-of-ranges="Sheet1.A1:Sheet1.A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29in" svg:height="3.5453in" svg:x="6.5303in" svg:y="7.7386in">
            <draw:object draw:notify-on-update-of-ranges="Sheet1.C1:Sheet1.C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29in" svg:height="3.5449in" svg:x="11.0528in" svg:y="7.9685in">
            <draw:object draw:notify-on-update-of-ranges="Sheet1.G1:Sheet1.G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3035in" svg:height="3.5453in" svg:x="21.3394in" svg:y="4.5071in">
            <draw:object draw:notify-on-update-of-ranges="Sheet1.AH1:Sheet1.AH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69" calcext:value-type="float">
            <text:p>4069</text:p>
          </table:table-cell>
          <table:table-cell office:value-type="float" office:value="261000" calcext:value-type="float">
            <text:p>261000</text:p>
          </table:table-cell>
          <table:table-cell office:value-type="float" office:value="4062" calcext:value-type="float">
            <text:p>4062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7" calcext:value-type="float">
            <text:p>4057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4" calcext:value-type="float">
            <text:p>405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2" calcext:value-type="float">
            <text:p>407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3" calcext:value-type="float">
            <text:p>4063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89" calcext:value-type="float">
            <text:p>408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4" calcext:value-type="float">
            <text:p>405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1" calcext:value-type="float">
            <text:p>4061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261000" calcext:value-type="float">
            <text:p>261000</text:p>
          </table:table-cell>
          <table:table-cell table:number-columns-repeated="2"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/>
          <table:table-cell table:formula="of:=SUM([.W1:.AF1])/10" office:value-type="float" office:value="258200" calcext:value-type="float">
            <text:p>258200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261000" calcext:value-type="float">
            <text:p>261000</text:p>
          </table:table-cell>
          <table:table-cell office:value-type="float" office:value="4056" calcext:value-type="float">
            <text:p>405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6" calcext:value-type="float">
            <text:p>403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49" calcext:value-type="float">
            <text:p>404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9" calcext:value-type="float">
            <text:p>401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3" calcext:value-type="float">
            <text:p>4043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35" calcext:value-type="float">
            <text:p>4035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66" calcext:value-type="float">
            <text:p>406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9" calcext:value-type="float">
            <text:p>403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7" calcext:value-type="float">
            <text:p>4037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1000" calcext:value-type="float">
            <text:p>261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/>
          <table:table-cell table:formula="of:=SUM([.W2:.AF2])/10" office:value-type="float" office:value="258100" calcext:value-type="float">
            <text:p>258100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86" calcext:value-type="float">
            <text:p>408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9" calcext:value-type="float">
            <text:p>405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4" calcext:value-type="float">
            <text:p>407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8" calcext:value-type="float">
            <text:p>404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6" calcext:value-type="float">
            <text:p>406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1" calcext:value-type="float">
            <text:p>405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92" calcext:value-type="float">
            <text:p>409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9" calcext:value-type="float">
            <text:p>4069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64" calcext:value-type="float">
            <text:p>4064</text:p>
          </table:table-cell>
          <table:table-cell office:value-type="float" office:value="258000" calcext:value-type="float">
            <text:p>258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table:number-columns-repeated="7" office:value-type="float" office:value="257000" calcext:value-type="float">
            <text:p>257000</text:p>
          </table:table-cell>
          <table:table-cell table:number-columns-repeated="2" office:value-type="float" office:value="258000" calcext:value-type="float">
            <text:p>258000</text:p>
          </table:table-cell>
          <table:table-cell/>
          <table:table-cell table:formula="of:=SUM([.W3:.AF3])/10" office:value-type="float" office:value="257800" calcext:value-type="float">
            <text:p>257800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266000" calcext:value-type="float">
            <text:p>266000</text:p>
          </table:table-cell>
          <table:table-cell office:value-type="float" office:value="4085" calcext:value-type="float">
            <text:p>4085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63" calcext:value-type="float">
            <text:p>406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9" calcext:value-type="float">
            <text:p>4059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1" calcext:value-type="float">
            <text:p>405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9" calcext:value-type="float">
            <text:p>405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3" calcext:value-type="float">
            <text:p>405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9" calcext:value-type="float">
            <text:p>407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2" calcext:value-type="float">
            <text:p>407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4" calcext:value-type="float">
            <text:p>4054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6000" calcext:value-type="float">
            <text:p>266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6" office:value-type="float" office:value="257000" calcext:value-type="float">
            <text:p>257000</text:p>
          </table:table-cell>
          <table:table-cell/>
          <table:table-cell table:formula="of:=SUM([.W4:.AF4])/10" office:value-type="float" office:value="258100" calcext:value-type="float">
            <text:p>258100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83" calcext:value-type="float">
            <text:p>408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0" calcext:value-type="float">
            <text:p>4060</text:p>
          </table:table-cell>
          <table:table-cell office:value-type="float" office:value="261000" calcext:value-type="float">
            <text:p>261000</text:p>
          </table:table-cell>
          <table:table-cell office:value-type="float" office:value="4065" calcext:value-type="float">
            <text:p>4065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48" calcext:value-type="float">
            <text:p>4048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60" calcext:value-type="float">
            <text:p>4060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8" calcext:value-type="float">
            <text:p>405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86" calcext:value-type="float">
            <text:p>408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5" calcext:value-type="float">
            <text:p>407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9" calcext:value-type="float">
            <text:p>4059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61000" calcext:value-type="float">
            <text:p>261000</text:p>
          </table:table-cell>
          <table:table-cell table:number-columns-repeated="3" office:value-type="float" office:value="258000" calcext:value-type="float">
            <text:p>258000</text:p>
          </table:table-cell>
          <table:table-cell table:number-columns-repeated="4" office:value-type="float" office:value="257000" calcext:value-type="float">
            <text:p>257000</text:p>
          </table:table-cell>
          <table:table-cell/>
          <table:table-cell table:formula="of:=SUM([.W5:.AF5])/10" office:value-type="float" office:value="258300" calcext:value-type="float">
            <text:p>258300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78" calcext:value-type="float">
            <text:p>407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4" calcext:value-type="float">
            <text:p>4064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8" calcext:value-type="float">
            <text:p>405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2" calcext:value-type="float">
            <text:p>403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3" calcext:value-type="float">
            <text:p>406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6" calcext:value-type="float">
            <text:p>405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82" calcext:value-type="float">
            <text:p>4082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71" calcext:value-type="float">
            <text:p>407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9" calcext:value-type="float">
            <text:p>4059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4" office:value-type="float" office:value="257000" calcext:value-type="float">
            <text:p>257000</text:p>
          </table:table-cell>
          <table:table-cell office:value-type="float" office:value="262000" calcext:value-type="float">
            <text:p>262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table:formula="of:=SUM([.W6:.AF6])/10" office:value-type="float" office:value="258100" calcext:value-type="float">
            <text:p>258100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84" calcext:value-type="float">
            <text:p>408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3" calcext:value-type="float">
            <text:p>406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5" calcext:value-type="float">
            <text:p>405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1" calcext:value-type="float">
            <text:p>403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3" calcext:value-type="float">
            <text:p>405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1" calcext:value-type="float">
            <text:p>405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83" calcext:value-type="float">
            <text:p>408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4" calcext:value-type="float">
            <text:p>406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4" calcext:value-type="float">
            <text:p>4064</text:p>
          </table:table-cell>
          <table:table-cell office:value-type="float" office:value="258000" calcext:value-type="float">
            <text:p>258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table:number-columns-repeated="8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/>
          <table:table-cell table:formula="of:=SUM([.W7:.AF7])/10" office:value-type="float" office:value="257700" calcext:value-type="float">
            <text:p>257700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267000" calcext:value-type="float">
            <text:p>267000</text:p>
          </table:table-cell>
          <table:table-cell office:value-type="float" office:value="4074" calcext:value-type="float">
            <text:p>407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2" calcext:value-type="float">
            <text:p>406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6" calcext:value-type="float">
            <text:p>404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5" calcext:value-type="float">
            <text:p>402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6" calcext:value-type="float">
            <text:p>405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4" calcext:value-type="float">
            <text:p>405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7" calcext:value-type="float">
            <text:p>407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8" calcext:value-type="float">
            <text:p>4058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5" calcext:value-type="float">
            <text:p>4055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7000" calcext:value-type="float">
            <text:p>267000</text:p>
          </table:table-cell>
          <table:table-cell table:number-columns-repeated="7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/>
          <table:table-cell table:formula="of:=SUM([.W8:.AF8])/10" office:value-type="float" office:value="258100" calcext:value-type="float">
            <text:p>258100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71" calcext:value-type="float">
            <text:p>4071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7" calcext:value-type="float">
            <text:p>4057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0" calcext:value-type="float">
            <text:p>4050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32" calcext:value-type="float">
            <text:p>4032</text:p>
          </table:table-cell>
          <table:table-cell office:value-type="float" office:value="259000" calcext:value-type="float">
            <text:p>259000</text:p>
          </table:table-cell>
          <table:table-cell office:value-type="float" office:value="4058" calcext:value-type="float">
            <text:p>405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7" calcext:value-type="float">
            <text:p>405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6" calcext:value-type="float">
            <text:p>407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1" calcext:value-type="float">
            <text:p>406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6" calcext:value-type="float">
            <text:p>4056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table:number-columns-repeated="2" office:value-type="float" office:value="258000" calcext:value-type="float">
            <text:p>258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59000" calcext:value-type="float">
            <text:p>259000</text:p>
          </table:table-cell>
          <table:table-cell table:number-columns-repeated="5" office:value-type="float" office:value="257000" calcext:value-type="float">
            <text:p>257000</text:p>
          </table:table-cell>
          <table:table-cell/>
          <table:table-cell table:formula="of:=SUM([.W9:.AF9])/10" office:value-type="float" office:value="258500" calcext:value-type="float">
            <text:p>258500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66" calcext:value-type="float">
            <text:p>406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6" calcext:value-type="float">
            <text:p>405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3" calcext:value-type="float">
            <text:p>404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3" calcext:value-type="float">
            <text:p>403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4" calcext:value-type="float">
            <text:p>4054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7" calcext:value-type="float">
            <text:p>405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9" calcext:value-type="float">
            <text:p>4069</text:p>
          </table:table-cell>
          <table:table-cell office:value-type="float" office:value="261000" calcext:value-type="float">
            <text:p>261000</text:p>
          </table:table-cell>
          <table:table-cell office:value-type="float" office:value="4058" calcext:value-type="float">
            <text:p>405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5" calcext:value-type="float">
            <text:p>4045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table:number-columns-repeated="4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61000" calcext:value-type="float">
            <text:p>261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table:formula="of:=SUM([.W10:.AF10])/10" office:value-type="float" office:value="258000" calcext:value-type="float">
            <text:p>25800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61" calcext:value-type="float">
            <text:p>4061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45" calcext:value-type="float">
            <text:p>404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7" calcext:value-type="float">
            <text:p>403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6" calcext:value-type="float">
            <text:p>402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4" calcext:value-type="float">
            <text:p>4044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1" calcext:value-type="float">
            <text:p>405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70" calcext:value-type="float">
            <text:p>407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5" calcext:value-type="float">
            <text:p>404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4" calcext:value-type="float">
            <text:p>4044</text:p>
          </table:table-cell>
          <table:table-cell office:value-type="float" office:value="258000" calcext:value-type="float">
            <text:p>258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/>
          <table:table-cell table:formula="of:=SUM([.W11:.AF11])/10" office:value-type="float" office:value="257900" calcext:value-type="float">
            <text:p>257900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64" calcext:value-type="float">
            <text:p>4064</text:p>
          </table:table-cell>
          <table:table-cell office:value-type="float" office:value="260000" calcext:value-type="float">
            <text:p>260000</text:p>
          </table:table-cell>
          <table:table-cell office:value-type="float" office:value="4047" calcext:value-type="float">
            <text:p>404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5" calcext:value-type="float">
            <text:p>403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4" calcext:value-type="float">
            <text:p>402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0" calcext:value-type="float">
            <text:p>4040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2" calcext:value-type="float">
            <text:p>405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6" calcext:value-type="float">
            <text:p>406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0" calcext:value-type="float">
            <text:p>405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5" calcext:value-type="float">
            <text:p>4045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260000" calcext:value-type="float">
            <text:p>260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table:formula="of:=SUM([.W12:.AF12])/10" office:value-type="float" office:value="258100" calcext:value-type="float">
            <text:p>258100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58" calcext:value-type="float">
            <text:p>405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2" calcext:value-type="float">
            <text:p>404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4" calcext:value-type="float">
            <text:p>403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0" calcext:value-type="float">
            <text:p>4020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37" calcext:value-type="float">
            <text:p>4037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51" calcext:value-type="float">
            <text:p>4051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67" calcext:value-type="float">
            <text:p>406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4" calcext:value-type="float">
            <text:p>4044</text:p>
          </table:table-cell>
          <table:table-cell office:value-type="float" office:value="259000" calcext:value-type="float">
            <text:p>259000</text:p>
          </table:table-cell>
          <table:table-cell office:value-type="float" office:value="4044" calcext:value-type="float">
            <text:p>4044</text:p>
          </table:table-cell>
          <table:table-cell office:value-type="float" office:value="260000" calcext:value-type="float">
            <text:p>260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0000" calcext:value-type="float">
            <text:p>260000</text:p>
          </table:table-cell>
          <table:table-cell/>
          <table:table-cell table:formula="of:=SUM([.W13:.AF13])/10" office:value-type="float" office:value="258800" calcext:value-type="float">
            <text:p>258800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56" calcext:value-type="float">
            <text:p>405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44" calcext:value-type="float">
            <text:p>404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7" calcext:value-type="float">
            <text:p>402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6" calcext:value-type="float">
            <text:p>402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5" calcext:value-type="float">
            <text:p>4035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50" calcext:value-type="float">
            <text:p>405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9" calcext:value-type="float">
            <text:p>405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8" calcext:value-type="float">
            <text:p>403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6" calcext:value-type="float">
            <text:p>4036</text:p>
          </table:table-cell>
          <table:table-cell office:value-type="float" office:value="262000" calcext:value-type="float">
            <text:p>262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62000" calcext:value-type="float">
            <text:p>262000</text:p>
          </table:table-cell>
          <table:table-cell/>
          <table:table-cell table:formula="of:=SUM([.W14:.AF14])/10" office:value-type="float" office:value="258300" calcext:value-type="float">
            <text:p>258300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50" calcext:value-type="float">
            <text:p>405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8" calcext:value-type="float">
            <text:p>403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1" calcext:value-type="float">
            <text:p>4031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20" calcext:value-type="float">
            <text:p>402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0" calcext:value-type="float">
            <text:p>403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7" calcext:value-type="float">
            <text:p>404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67" calcext:value-type="float">
            <text:p>4067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36" calcext:value-type="float">
            <text:p>403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2" calcext:value-type="float">
            <text:p>4032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table:number-columns-repeated="2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table:formula="of:=SUM([.W15:.AF15])/10" office:value-type="float" office:value="257700" calcext:value-type="float">
            <text:p>257700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54" calcext:value-type="float">
            <text:p>405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2" calcext:value-type="float">
            <text:p>4032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24" calcext:value-type="float">
            <text:p>402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3" calcext:value-type="float">
            <text:p>401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1" calcext:value-type="float">
            <text:p>403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8" calcext:value-type="float">
            <text:p>403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5" calcext:value-type="float">
            <text:p>405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7" calcext:value-type="float">
            <text:p>403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5" calcext:value-type="float">
            <text:p>4025</text:p>
          </table:table-cell>
          <table:table-cell office:value-type="float" office:value="258000" calcext:value-type="float">
            <text:p>258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6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/>
          <table:table-cell table:formula="of:=SUM([.W16:.AF16])/10" office:value-type="float" office:value="257800" calcext:value-type="float">
            <text:p>257800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44" calcext:value-type="float">
            <text:p>404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2" calcext:value-type="float">
            <text:p>403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6" calcext:value-type="float">
            <text:p>402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6" calcext:value-type="float">
            <text:p>401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5" calcext:value-type="float">
            <text:p>403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0" calcext:value-type="float">
            <text:p>403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54" calcext:value-type="float">
            <text:p>405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3" calcext:value-type="float">
            <text:p>403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7" calcext:value-type="float">
            <text:p>4027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table:number-columns-repeated="9" office:value-type="float" office:value="257000" calcext:value-type="float">
            <text:p>257000</text:p>
          </table:table-cell>
          <table:table-cell/>
          <table:table-cell table:formula="of:=SUM([.W17:.AF17])/10" office:value-type="float" office:value="257500" calcext:value-type="float">
            <text:p>257500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261000" calcext:value-type="float">
            <text:p>261000</text:p>
          </table:table-cell>
          <table:table-cell office:value-type="float" office:value="4040" calcext:value-type="float">
            <text:p>404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3" calcext:value-type="float">
            <text:p>403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2" calcext:value-type="float">
            <text:p>4022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10" calcext:value-type="float">
            <text:p>401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3" calcext:value-type="float">
            <text:p>4033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25" calcext:value-type="float">
            <text:p>402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9" calcext:value-type="float">
            <text:p>4049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29" calcext:value-type="float">
            <text:p>402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5" calcext:value-type="float">
            <text:p>4015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1000" calcext:value-type="float">
            <text:p>261000</text:p>
          </table:table-cell>
          <table:table-cell table:number-columns-repeated="2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table:formula="of:=SUM([.W18:.AF18])/10" office:value-type="float" office:value="257700" calcext:value-type="float">
            <text:p>257700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36" calcext:value-type="float">
            <text:p>403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2" calcext:value-type="float">
            <text:p>403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5" calcext:value-type="float">
            <text:p>401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0" calcext:value-type="float">
            <text:p>401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3" calcext:value-type="float">
            <text:p>403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0" calcext:value-type="float">
            <text:p>403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8" calcext:value-type="float">
            <text:p>404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2" calcext:value-type="float">
            <text:p>402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9" calcext:value-type="float">
            <text:p>4009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table:number-columns-repeated="9" office:value-type="float" office:value="257000" calcext:value-type="float">
            <text:p>257000</text:p>
          </table:table-cell>
          <table:table-cell/>
          <table:table-cell table:formula="of:=SUM([.W19:.AF19])/10" office:value-type="float" office:value="257500" calcext:value-type="float">
            <text:p>257500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261000" calcext:value-type="float">
            <text:p>261000</text:p>
          </table:table-cell>
          <table:table-cell office:value-type="float" office:value="4032" calcext:value-type="float">
            <text:p>403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5" calcext:value-type="float">
            <text:p>402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1" calcext:value-type="float">
            <text:p>4021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01" calcext:value-type="float">
            <text:p>400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4" calcext:value-type="float">
            <text:p>403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0" calcext:value-type="float">
            <text:p>402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8" calcext:value-type="float">
            <text:p>404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2" calcext:value-type="float">
            <text:p>402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7" calcext:value-type="float">
            <text:p>4007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1000" calcext:value-type="float">
            <text:p>261000</text:p>
          </table:table-cell>
          <table:table-cell table:number-columns-repeated="2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6" office:value-type="float" office:value="257000" calcext:value-type="float">
            <text:p>257000</text:p>
          </table:table-cell>
          <table:table-cell/>
          <table:table-cell table:formula="of:=SUM([.W20:.AF20])/10" office:value-type="float" office:value="257500" calcext:value-type="float">
            <text:p>25750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33" calcext:value-type="float">
            <text:p>403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5" calcext:value-type="float">
            <text:p>4025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12" calcext:value-type="float">
            <text:p>4012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99" calcext:value-type="float">
            <text:p>399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2" calcext:value-type="float">
            <text:p>403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6" calcext:value-type="float">
            <text:p>401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45" calcext:value-type="float">
            <text:p>4045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14" calcext:value-type="float">
            <text:p>401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0" calcext:value-type="float">
            <text:p>4000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 table:number-columns-repeated="2"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table:formula="of:=SUM([.W21:.AF21])/10" office:value-type="float" office:value="257800" calcext:value-type="float">
            <text:p>257800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31" calcext:value-type="float">
            <text:p>403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3" calcext:value-type="float">
            <text:p>402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9" calcext:value-type="float">
            <text:p>4009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94" calcext:value-type="float">
            <text:p>399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0" calcext:value-type="float">
            <text:p>403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8" calcext:value-type="float">
            <text:p>4018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45" calcext:value-type="float">
            <text:p>404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6" calcext:value-type="float">
            <text:p>401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1" calcext:value-type="float">
            <text:p>4001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table:number-columns-repeated="5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/>
          <table:table-cell table:formula="of:=SUM([.W22:.AF22])/10" office:value-type="float" office:value="257600" calcext:value-type="float">
            <text:p>2576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27" calcext:value-type="float">
            <text:p>402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5" calcext:value-type="float">
            <text:p>402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5" calcext:value-type="float">
            <text:p>4005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87" calcext:value-type="float">
            <text:p>398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6" calcext:value-type="float">
            <text:p>402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13" calcext:value-type="float">
            <text:p>401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40" calcext:value-type="float">
            <text:p>4040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2" calcext:value-type="float">
            <text:p>4012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87" calcext:value-type="float">
            <text:p>3987</text:p>
          </table:table-cell>
          <table:table-cell office:value-type="float" office:value="258000" calcext:value-type="float">
            <text:p>258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table:number-columns-repeated="2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3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/>
          <table:table-cell table:formula="of:=SUM([.W23:.AF23])/10" office:value-type="float" office:value="257800" calcext:value-type="float">
            <text:p>257800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27" calcext:value-type="float">
            <text:p>402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7" calcext:value-type="float">
            <text:p>401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4" calcext:value-type="float">
            <text:p>4004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88" calcext:value-type="float">
            <text:p>398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6" calcext:value-type="float">
            <text:p>402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08" calcext:value-type="float">
            <text:p>400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7" calcext:value-type="float">
            <text:p>403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4" calcext:value-type="float">
            <text:p>4014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88" calcext:value-type="float">
            <text:p>3988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table:number-columns-repeated="4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4" office:value-type="float" office:value="257000" calcext:value-type="float">
            <text:p>257000</text:p>
          </table:table-cell>
          <table:table-cell/>
          <table:table-cell table:formula="of:=SUM([.W24:.AF24])/10" office:value-type="float" office:value="257600" calcext:value-type="float">
            <text:p>257600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261000" calcext:value-type="float">
            <text:p>261000</text:p>
          </table:table-cell>
          <table:table-cell office:value-type="float" office:value="4027" calcext:value-type="float">
            <text:p>4027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4" calcext:value-type="float">
            <text:p>401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3" calcext:value-type="float">
            <text:p>4003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82" calcext:value-type="float">
            <text:p>3982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29" calcext:value-type="float">
            <text:p>4029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5" calcext:value-type="float">
            <text:p>400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5" calcext:value-type="float">
            <text:p>403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2" calcext:value-type="float">
            <text:p>4012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88" calcext:value-type="float">
            <text:p>3988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1000" calcext:value-type="float">
            <text:p>261000</text:p>
          </table:table-cell>
          <table:table-cell table:number-columns-repeated="2" office:value-type="float" office:value="257000" calcext:value-type="float">
            <text:p>257000</text:p>
          </table:table-cell>
          <table:table-cell table:number-columns-repeated="2" office:value-type="float" office:value="258000" calcext:value-type="float">
            <text:p>258000</text:p>
          </table:table-cell>
          <table:table-cell table:number-columns-repeated="5" office:value-type="float" office:value="257000" calcext:value-type="float">
            <text:p>257000</text:p>
          </table:table-cell>
          <table:table-cell/>
          <table:table-cell table:formula="of:=SUM([.W25:.AF25])/10" office:value-type="float" office:value="257600" calcext:value-type="float">
            <text:p>25760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24" calcext:value-type="float">
            <text:p>4024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07" calcext:value-type="float">
            <text:p>4007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96" calcext:value-type="float">
            <text:p>3996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76" calcext:value-type="float">
            <text:p>397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21" calcext:value-type="float">
            <text:p>402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6" calcext:value-type="float">
            <text:p>400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38" calcext:value-type="float">
            <text:p>4038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1" calcext:value-type="float">
            <text:p>4011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90" calcext:value-type="float">
            <text:p>3990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258000" calcext:value-type="float">
            <text:p>258000</text:p>
          </table:table-cell>
          <table:table-cell table:number-columns-repeated="4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/>
          <table:table-cell table:formula="of:=SUM([.W26:.AF26])/10" office:value-type="float" office:value="257800" calcext:value-type="float">
            <text:p>257800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25" calcext:value-type="float">
            <text:p>4025</text:p>
          </table:table-cell>
          <table:table-cell office:value-type="float" office:value="259000" calcext:value-type="float">
            <text:p>259000</text:p>
          </table:table-cell>
          <table:table-cell office:value-type="float" office:value="4011" calcext:value-type="float">
            <text:p>4011</text:p>
          </table:table-cell>
          <table:table-cell office:value-type="float" office:value="262000" calcext:value-type="float">
            <text:p>262000</text:p>
          </table:table-cell>
          <table:table-cell office:value-type="float" office:value="3990" calcext:value-type="float">
            <text:p>3990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76" calcext:value-type="float">
            <text:p>3976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5" calcext:value-type="float">
            <text:p>401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4" calcext:value-type="float">
            <text:p>4004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7" calcext:value-type="float">
            <text:p>4037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12" calcext:value-type="float">
            <text:p>4012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88" calcext:value-type="float">
            <text:p>3988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2000" calcext:value-type="float">
            <text:p>262000</text:p>
          </table:table-cell>
          <table:table-cell table:number-columns-repeated="4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2" office:value-type="float" office:value="257000" calcext:value-type="float">
            <text:p>257000</text:p>
          </table:table-cell>
          <table:table-cell/>
          <table:table-cell table:formula="of:=SUM([.W27:.AF27])/10" office:value-type="float" office:value="258300" calcext:value-type="float">
            <text:p>258300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21" calcext:value-type="float">
            <text:p>402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6" calcext:value-type="float">
            <text:p>4006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93" calcext:value-type="float">
            <text:p>3993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73" calcext:value-type="float">
            <text:p>3973</text:p>
          </table:table-cell>
          <table:table-cell office:value-type="float" office:value="259000" calcext:value-type="float">
            <text:p>259000</text:p>
          </table:table-cell>
          <table:table-cell office:value-type="float" office:value="4017" calcext:value-type="float">
            <text:p>4017</text:p>
          </table:table-cell>
          <table:table-cell office:value-type="float" office:value="260000" calcext:value-type="float">
            <text:p>260000</text:p>
          </table:table-cell>
          <table:table-cell office:value-type="float" office:value="4005" calcext:value-type="float">
            <text:p>4005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5" calcext:value-type="float">
            <text:p>4035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11" calcext:value-type="float">
            <text:p>4011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87" calcext:value-type="float">
            <text:p>3987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7000" calcext:value-type="float">
            <text:p>257000</text:p>
          </table:table-cell>
          <table:table-cell table:number-columns-repeated="2" office:value-type="float" office:value="258000" calcext:value-type="float">
            <text:p>258000</text:p>
          </table:table-cell>
          <table:table-cell office:value-type="float" office:value="257000" calcext:value-type="float">
            <text:p>257000</text:p>
          </table:table-cell>
          <table:table-cell/>
          <table:table-cell table:formula="of:=SUM([.W28:.AF28])/10" office:value-type="float" office:value="258300" calcext:value-type="float">
            <text:p>258300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262000" calcext:value-type="float">
            <text:p>262000</text:p>
          </table:table-cell>
          <table:table-cell office:value-type="float" office:value="4022" calcext:value-type="float">
            <text:p>402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1" calcext:value-type="float">
            <text:p>4011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88" calcext:value-type="float">
            <text:p>3988</text:p>
          </table:table-cell>
          <table:table-cell office:value-type="float" office:value="257000" calcext:value-type="float">
            <text:p>257000</text:p>
          </table:table-cell>
          <table:table-cell office:value-type="float" office:value="3971" calcext:value-type="float">
            <text:p>3971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13" calcext:value-type="float">
            <text:p>4013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02" calcext:value-type="float">
            <text:p>4002</text:p>
          </table:table-cell>
          <table:table-cell office:value-type="float" office:value="257000" calcext:value-type="float">
            <text:p>257000</text:p>
          </table:table-cell>
          <table:table-cell office:value-type="float" office:value="4032" calcext:value-type="float">
            <text:p>4032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09" calcext:value-type="float">
            <text:p>4009</text:p>
          </table:table-cell>
          <table:table-cell office:value-type="float" office:value="262000" calcext:value-type="float">
            <text:p>262000</text:p>
          </table:table-cell>
          <table:table-cell office:value-type="float" office:value="3985" calcext:value-type="float">
            <text:p>3985</text:p>
          </table:table-cell>
          <table:table-cell office:value-type="float" office:value="257000" calcext:value-type="float">
            <text:p>257000</text:p>
          </table:table-cell>
          <table:table-cell table:number-columns-repeated="2"/>
          <table:table-cell office:value-type="float" office:value="262000" calcext:value-type="float">
            <text:p>262000</text:p>
          </table:table-cell>
          <table:table-cell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table:number-columns-repeated="4" office:value-type="float" office:value="257000" calcext:value-type="float">
            <text:p>25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62000" calcext:value-type="float">
            <text:p>262000</text:p>
          </table:table-cell>
          <table:table-cell office:value-type="float" office:value="257000" calcext:value-type="float">
            <text:p>257000</text:p>
          </table:table-cell>
          <table:table-cell/>
          <table:table-cell table:formula="of:=SUM([.W29:.AF29])/10" office:value-type="float" office:value="258200" calcext:value-type="float">
            <text:p>258200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float" office:value="263000" calcext:value-type="float">
            <text:p>263000</text:p>
          </table:table-cell>
          <table:table-cell office:value-type="float" office:value="4017" calcext:value-type="float">
            <text:p>4017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06" calcext:value-type="float">
            <text:p>4006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92" calcext:value-type="float">
            <text:p>3992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66" calcext:value-type="float">
            <text:p>396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13" calcext:value-type="float">
            <text:p>4013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99" calcext:value-type="float">
            <text:p>3999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26" calcext:value-type="float">
            <text:p>4026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06" calcext:value-type="float">
            <text:p>4006</text:p>
          </table:table-cell>
          <table:table-cell office:value-type="float" office:value="258000" calcext:value-type="float">
            <text:p>258000</text:p>
          </table:table-cell>
          <table:table-cell office:value-type="float" office:value="3986" calcext:value-type="float">
            <text:p>3986</text:p>
          </table:table-cell>
          <table:table-cell office:value-type="float" office:value="258000" calcext:value-type="float">
            <text:p>258000</text:p>
          </table:table-cell>
          <table:table-cell table:number-columns-repeated="2"/>
          <table:table-cell office:value-type="float" office:value="263000" calcext:value-type="float">
            <text:p>263000</text:p>
          </table:table-cell>
          <table:table-cell table:number-columns-repeated="9" office:value-type="float" office:value="258000" calcext:value-type="float">
            <text:p>258000</text:p>
          </table:table-cell>
          <table:table-cell/>
          <table:table-cell table:formula="of:=SUM([.W30:.AF30])/10" office:value-type="float" office:value="258500" calcext:value-type="float">
            <text:p>258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0T10:30:09.843623858</dc:date>
    <meta:generator>LibreOffice/4.2.8.2$Linux_X86_64 LibreOffice_project/420m0$Build-2</meta:generator>
    <meta:document-statistic meta:table-count="1" meta:cell-count="9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6cm" xlink:href=".." xlink:type="simple" chart:class="chart:line" chart:style-name="ch1">
        <chart:plot-area chart:style-name="ch2" table:cell-range-address="Sheet1.A1:Sheet1.A30" svg:x="1.33cm" svg:y="0.18cm" svg:width="14.335cm" svg:height="7.665cm">
          <chartooo:coordinate-region svg:x="2.322cm" svg:y="0.379cm" svg:width="13.156cm" svg:height="6.819cm"/>
          <chart:axis chart:dimension="x" chart:name="primary-x" chart:style-name="ch3">
            <chart:title svg:x="6.773cm" svg:y="8.025cm" chart:style-name="ch4">
              <text:p>Canidad de vecinos (k)</text:p>
            </chart:title>
          </chart:axis>
          <chart:axis chart:dimension="y" chart:name="primary-y" chart:style-name="ch3">
            <chart:title svg:x="0.451cm" svg:y="5.921cm" chart:style-name="ch5">
              <text:p>Cantidad de predicciones</text:p>
            </chart:title>
            <chart:grid chart:style-name="ch6" chart:class="major"/>
          </chart:axis>
          <chart:series chart:style-name="ch7" chart:values-cell-range-address="Sheet1.A1:Sheet1.A30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62">
                <text:p>4062</text:p>
                <draw:g>
                  <svg:desc>Sheet1.A1:Sheet1.A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38">
                <text:p>4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0">
                <text:p>40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89">
                <text:p>3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81">
                <text:p>39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plot-area chart:style-name="ch2" table:cell-range-address="Sheet1.C1:Sheet1.C30" svg:x="1.33cm" svg:y="0.18cm" svg:width="14.336cm" svg:height="7.665cm">
          <chartooo:coordinate-region svg:x="2.322cm" svg:y="0.379cm" svg:width="13.157cm" svg:height="6.819cm"/>
          <chart:axis chart:dimension="x" chart:name="primary-x" chart:style-name="ch3">
            <chart:title svg:x="6.734cm" svg:y="8.025cm" chart:style-name="ch4">
              <text:p>Cantidad de vecinos (k)</text:p>
            </chart:title>
          </chart:axis>
          <chart:axis chart:dimension="y" chart:name="primary-y" chart:style-name="ch3">
            <chart:title svg:x="0.451cm" svg:y="5.935cm" chart:style-name="ch5">
              <text:p>Cantidad de Predicciones</text:p>
            </chart:title>
            <chart:grid chart:style-name="ch6" chart:class="major"/>
          </chart:axis>
          <chart:series chart:style-name="ch7" chart:values-cell-range-address="Sheet1.C1:Sheet1.C30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69">
                <text:p>4069</text:p>
                <draw:g>
                  <svg:desc>Sheet1.C1:Sheet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3">
                <text:p>40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56">
                <text:p>4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36">
                <text:p>4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25">
                <text:p>40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17">
                <text:p>4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plot-area chart:style-name="ch2" table:cell-range-address="Sheet1.G1:Sheet1.G30" svg:x="1.33cm" svg:y="0.18cm" svg:width="14.336cm" svg:height="7.664cm">
          <chartooo:coordinate-region svg:x="2.322cm" svg:y="0.379cm" svg:width="13.157cm" svg:height="6.818cm"/>
          <chart:axis chart:dimension="x" chart:name="primary-x" chart:style-name="ch3">
            <chart:title svg:x="6.721cm" svg:y="8.024cm" chart:style-name="ch4">
              <text:p>Cantidad de Vecinos (k)</text:p>
            </chart:title>
          </chart:axis>
          <chart:axis chart:dimension="y" chart:name="primary-y" chart:style-name="ch3">
            <chart:title svg:x="0.451cm" svg:y="5.921cm" chart:style-name="ch5">
              <text:p>Cantidad de predicciones</text:p>
            </chart:title>
            <chart:grid chart:style-name="ch6" chart:class="major"/>
          </chart:axis>
          <chart:series chart:style-name="ch7" chart:values-cell-range-address="Sheet1.G1:Sheet1.G30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57">
                <text:p>4057</text:p>
                <draw:g>
                  <svg:desc>Sheet1.G1:Sheet1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49">
                <text:p>4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4">
                <text:p>4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43">
                <text:p>40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5">
                <text:p>40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31">
                <text:p>40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26">
                <text:p>4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1">
                <text:p>4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5">
                <text:p>4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3">
                <text:p>4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92">
                <text:p>39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line" chart:style-name="ch1">
        <chart:plot-area chart:style-name="ch2" table:cell-range-address="Sheet1.AH1:Sheet1.AH30" svg:x="1.331cm" svg:y="0.18cm" svg:width="14.361cm" svg:height="7.665cm">
          <chartooo:coordinate-region svg:x="2.693cm" svg:y="0.379cm" svg:width="12.812cm" svg:height="6.819cm"/>
          <chart:axis chart:dimension="x" chart:name="primary-x" chart:style-name="ch3">
            <chart:title svg:x="6.734cm" svg:y="8.025cm" chart:style-name="ch4">
              <text:p>Cantidad de Vecinos (k)</text:p>
            </chart:title>
          </chart:axis>
          <chart:axis chart:dimension="y" chart:name="primary-y" chart:style-name="ch3">
            <chart:title svg:x="0.451cm" svg:y="4.956cm" chart:style-name="ch5">
              <text:p>Tiempo (ms)</text:p>
            </chart:title>
            <chart:grid chart:style-name="ch6" chart:class="major"/>
          </chart:axis>
          <chart:series chart:style-name="ch7" chart:values-cell-range-address="Sheet1.AH1:Sheet1.AH30" chart:class="chart:line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8200">
                <text:p>258200</text:p>
                <draw:g>
                  <svg:desc>Sheet1.AH1:Sheet1.A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100">
                <text:p>258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7800">
                <text:p>2578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8100">
                <text:p>258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300">
                <text:p>258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100">
                <text:p>258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7700">
                <text:p>2577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8100">
                <text:p>258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8500">
                <text:p>258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8000">
                <text:p>25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7900">
                <text:p>257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8100">
                <text:p>258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800">
                <text:p>258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8300">
                <text:p>2583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7700">
                <text:p>2577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800">
                <text:p>2578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7500">
                <text:p>257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7700">
                <text:p>257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7500">
                <text:p>257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7500">
                <text:p>257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7800">
                <text:p>2578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7600">
                <text:p>2576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7800">
                <text:p>2578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600">
                <text:p>257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7600">
                <text:p>2576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7800">
                <text:p>2578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8300">
                <text:p>2583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8300">
                <text:p>2583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8200">
                <text:p>2582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500">
                <text:p>2585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